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1843" officeooo:paragraph-rsid="001d1843"/>
    </style:style>
    <style:style style:name="P2" style:family="paragraph" style:parent-style-name="Standard">
      <style:text-properties fo:font-weight="bold" officeooo:rsid="001d1843" officeooo:paragraph-rsid="001d1843" style:font-weight-asian="bold" style:font-weight-complex="bold"/>
    </style:style>
    <style:style style:name="P3" style:family="paragraph" style:parent-style-name="Standard">
      <style:text-properties fo:font-style="normal" fo:font-weight="bold" officeooo:rsid="001d1843" officeooo:paragraph-rsid="001d1843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weight="normal" officeooo:rsid="001d1843" officeooo:paragraph-rsid="001d1843" style:font-weight-asian="normal" style:font-weight-complex="normal"/>
    </style:style>
    <style:style style:name="P5" style:family="paragraph" style:parent-style-name="Standard">
      <style:text-properties fo:font-weight="normal" officeooo:rsid="001dfe2f" officeooo:paragraph-rsid="001dfe2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sting y dominio</text:p>
      <text:p text:style-name="P1"/>
      <text:p text:style-name="P1">alojamiento en la red</text:p>
      <text:p text:style-name="P1"/>
      <text:p text:style-name="P1">nombre de la pagina.</text:p>
      <text:p text:style-name="P1"/>
      <text:p text:style-name="P2">Empresas:</text:p>
      <text:p text:style-name="P1"/>
      <text:p text:style-name="P1">hostGator hosting y dominio</text:p>
      <text:p text:style-name="P1"/>
      <text:p text:style-name="P1">godaddy hosting y dominio</text:p>
      <text:p text:style-name="P1"/>
      <text:p text:style-name="P1">si los compras no tienes que relacionados</text:p>
      <text:p text:style-name="P1"/>
      <text:p text:style-name="P1">Si te registras en el hosting te dan el dns para acceder a ellos.</text:p>
      <text:p text:style-name="P1"/>
      <text:p text:style-name="P1">Administrar el dns en el dominio.</text:p>
      <text:p text:style-name="P1"/>
      <text:p text:style-name="P1">Desde el dominio accedes al hosting.</text:p>
      <text:p text:style-name="P1"/>
      <text:p text:style-name="P1"/>
      <text:p text:style-name="P2">Subir los archivos por FTP y crear las BD.</text:p>
      <text:p text:style-name="P2"/>
      <text:p text:style-name="P4">FileZilla lo utilizamos para conectarnos con el hosting.</text:p>
      <text:p text:style-name="P4"/>
      <text:p text:style-name="P5">Y arrastrar todos los ficheros . Desde el hosting podemos configurar todo</text:p>
      <text:p text:style-name="P5">lo necesario para nuestra web, basededatos,dominio,dns, etc..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0:16:12.501402409</meta:creation-date>
    <dc:date>2018-10-09T10:35:20.843601659</dc:date>
    <meta:editing-duration>PT8M58S</meta:editing-duration>
    <meta:editing-cycles>1</meta:editing-cycles>
    <meta:document-statistic meta:table-count="0" meta:image-count="0" meta:object-count="0" meta:page-count="1" meta:paragraph-count="14" meta:word-count="89" meta:character-count="527" meta:non-whitespace-character-count="452"/>
    <meta:generator>LibreOffice/6.0.6.2$Linux_X86_64 LibreOffice_project/00m0$Build-2</meta:generator>
  </office:meta>
</office:document-meta>
</file>